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style>
    <style:style style:name="P11" style:family="paragraph" style:parent-style-name="Text_20_body">
      <style:paragraph-properties fo:line-height="100%"/>
      <style:text-properties style:font-name="Courier 10 Pitch" fo:font-size="10pt" style:font-size-asian="10pt" style:font-size-complex="10pt"/>
    </style:style>
    <style:style style:name="P12"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3" style:family="paragraph" style:parent-style-name="Text_20_body">
      <style:paragraph-properties fo:line-height="100%"/>
      <style:text-properties style:font-name="Courier 10 Pitch" fo:font-size="10pt" fo:language="en" fo:country="US" style:font-size-asian="10pt" style:font-size-complex="10pt"/>
    </style:style>
    <style:style style:name="P14"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5" style:family="paragraph" style:parent-style-name="Text_20_body">
      <style:paragraph-properties fo:line-height="100%"/>
    </style:style>
    <style:style style:name="P16" style:family="paragraph" style:parent-style-name="Text_20_body">
      <style:paragraph-properties fo:line-height="100%" fo:text-align="start" style:justify-single-word="false"/>
    </style:style>
    <style:style style:name="P17" style:family="paragraph" style:parent-style-name="Contents_20_6">
      <style:paragraph-properties>
        <style:tab-stops>
          <style:tab-stop style:position="13.504cm" style:type="right" style:leader-style="dotted" style:leader-text="."/>
        </style:tab-stops>
      </style:paragraph-properties>
    </style:style>
    <style:style style:name="P18" style:family="paragraph" style:parent-style-name="Footnote">
      <style:paragraph-properties fo:text-align="justify" style:justify-single-word="false"/>
    </style:style>
    <style:style style:name="P19" style:family="paragraph" style:parent-style-name="Footnote">
      <style:paragraph-properties fo:margin-left="0cm" fo:margin-right="0cm" fo:text-align="justify" style:justify-single-word="false" fo:text-indent="0cm" style:auto-text-indent="false">
        <style:tab-stops/>
      </style:paragraph-properties>
    </style:style>
    <style:style style:name="P20" style:family="paragraph" style:parent-style-name="Footnote">
      <style:paragraph-properties fo:margin-left="0cm" fo:margin-right="0cm" fo:text-indent="0cm" style:auto-text-indent="false">
        <style:tab-stops/>
      </style:paragraph-properties>
    </style:style>
    <style:style style:name="P21" style:family="paragraph" style:parent-style-name="Note_20_de_20_bas_20_de_20_page">
      <style:paragraph-properties fo:text-align="justify" style:justify-single-word="false"/>
    </style:style>
    <style:style style:name="P22"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3" style:family="paragraph" style:parent-style-name="Standard" style:list-style-name="L2">
      <style:paragraph-properties fo:text-align="justify" style:justify-single-word="false"/>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4">
      <style:text-properties style:font-name="Arial" style:font-name-complex="Arial"/>
    </style:style>
    <style:style style:name="P27" style:family="paragraph" style:parent-style-name="Heading_20_6">
      <style:text-properties style:font-name="Arial" style:font-name-complex="Arial"/>
    </style:style>
    <style:style style:name="P28" style:family="paragraph" style:parent-style-name="Heading_20_6">
      <style:paragraph-properties fo:break-before="page"/>
      <style:text-properties style:font-name="Arial" fo:language="en" fo:country="US" style:font-name-complex="Arial"/>
    </style:style>
    <style:style style:name="P29" style:family="paragraph" style:parent-style-name="Heading_20_6">
      <style:paragraph-properties fo:break-before="page"/>
      <style:text-properties style:font-name="Arial" style:font-name-complex="Arial"/>
    </style:style>
    <style:style style:name="P30" style:family="paragraph" style:parent-style-name="Text_20_body" style:list-style-name="L1"/>
    <style:style style:name="P31" style:family="paragraph" style:parent-style-name="Text_20_body" style:list-style-name="L1">
      <style:text-properties style:font-name="Arial" fo:font-weight="bold" style:font-weight-asian="bold" style:font-name-complex="Arial"/>
    </style:style>
    <style:style style:name="T1" style:family="text">
      <style:text-properties style:font-name="Times New Roman" fo:font-size="12pt" fo:font-weight="normal" style:font-size-asian="12pt" style:font-weight-asian="normal" style:font-name-complex="Times New Roman" style:font-size-complex="12pt"/>
    </style:style>
    <style:style style:name="T2" style:family="text">
      <style:text-properties style:font-name="Times New Roman" style:font-name-complex="Times New Roman"/>
    </style:style>
    <style:style style:name="T3" style:family="text">
      <style:text-properties style:font-name="Times New Roman" style:letter-kerning="false" style:font-name-asian="Times New Roman" style:font-name-complex="Times New Roman"/>
    </style:style>
    <style:style style:name="T4" style:family="text">
      <style:text-properties style:font-name="Arial" style:font-name-complex="Arial"/>
    </style:style>
    <style:style style:name="T5" style:family="text">
      <style:text-properties style:font-name="Arial" fo:font-weight="bold" style:font-weight-asian="bold" style:font-name-complex="Arial"/>
    </style:style>
    <style:style style:name="T6" style:family="text">
      <style:text-properties fo:font-style="italic" style:font-style-asian="italic" style:font-style-complex="italic"/>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language="en" fo:country="US" style:font-size-asian="10pt" style:font-size-complex="10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é paris 8</text:p>
      <text:p text:style-name="P3">IUT MONTREUIL</text:p>
      <text:p text:style-name="P3"/>
      <text:p text:style-name="P4">Projet Bomberdose</text:p>
      <text:p text:style-name="P5">Réalisé par Quentin Leuly (GI), Francisco Micaelli (IN), Olivier Solliec (IN)</text:p>
      <text:p text:style-name="P5">Tuteur : Dario Vieira</text:p>
      <text:p text:style-name="P6">Le 09 avril 2010</text:p>
      <text:p text:style-name="P1"/>
      <text:h text:style-name="P24" text:outline-level="1"><text:bookmark-start text:name="_Toc258447579"/><text:bookmark-start text:name="_Toc258360307"/>Résumé du rapport<text:bookmark-end text:name="_Toc258447579"/><text:bookmark-end text:name="_Toc258360307"/></text:h>
      <text:p text:style-name="Text_20_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 moteur du jeu et le client s'occupe de l'affichage graphique et des écouteurs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5" text:outline-level="1"><text:bookmark-start text:name="_Toc258447580"/><text:bookmark-start text:name="_Toc258360308"/>Summary<text:bookmark-end text:name="_Toc258447580"/><text:bookmark-end text:name="_Toc258360308"/></text:h>
      <text:p text:style-name="P9">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9">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9">Then, we will walk you through the report, from the beginning, that is to say the choice of the project, to the designing/programming part. Furthermore, we included a copy of the users' manual, and of the project specification document.</text:p>
      <text:p text:style-name="P9">Next, we will present the programming language C++, that was relatively new to our team, as well as the SFML library which has nice ways of managing network and graphics programming. However, a project like this never goes smoothly and has to fix/circumvent obstacles, so we will tell you what they were, obviously the biggest one being time. Actually, we had to remove some elements from our project due to poor time management.</text:p>
      <text:p text:style-name="P9">Eventually, we will draw a comparison between our initial goals and the final product, sharing with you our thoughts on Bomberdose as well as the experience such a project gave us.</text:p>
      <text:p text:style-name="P9"/>
      <text:p text:style-name="P9"/>
      <text:p text:style-name="P9"/>
      <text:p text:style-name="P9"/>
      <text:p text:style-name="P9"/>
      <text:p text:style-name="P9"/>
      <text:p text:style-name="P9"/>
      <text:p text:style-name="P9"><text:soft-page-break/></text:p>
      <text:p text:style-name="TM_20_1">Sommaire</text:p>
      <text:table-of-content text:style-name="Sect1" text:name="_TOC0">
        <text:table-of-content-source text:outline-level="9">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TM_20_3">
            <text:index-entry-text/>
            <text:index-entry-tab-stop style:type="right" style:leader-char="."/>
            <text:index-entry-page-number/>
          </text:table-of-content-entry-template>
          <text:table-of-content-entry-template text:outline-level="4" text:style-name="TM_20_4">
            <text:index-entry-text/>
            <text:index-entry-tab-stop style:type="right" style:leader-char="."/>
            <text:index-entry-page-number/>
          </text:table-of-content-entry-template>
          <text:table-of-content-entry-template text:outline-level="5" text:style-name="TM_20_5">
            <text:index-entry-text/>
            <text:index-entry-tab-stop style:type="right" style:leader-char="."/>
            <text:index-entry-page-number/>
          </text:table-of-content-entry-template>
          <text:table-of-content-entry-template text:outline-level="6" text:style-name="TM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M_20_1"><text:span text:style-name="Police_20_par_20_défaut"><text:span text:style-name="T1">Résumé du rapport</text:span></text:span><text:span text:style-name="Police_20_par_20_défaut"><text:span text:style-name="T1"><text:tab/></text:span></text:span><text:span text:style-name="Police_20_par_20_défaut"><text:span text:style-name="T1">3</text:span></text:span></text:p>
          <text:p text:style-name="TM_20_1"><text:span text:style-name="Police_20_par_20_défaut"><text:span text:style-name="T1">Summary</text:span></text:span><text:span text:style-name="Police_20_par_20_défaut"><text:span text:style-name="T1"><text:tab/></text:span></text:span><text:span text:style-name="Police_20_par_20_défaut"><text:span text:style-name="T1">4</text:span></text:span></text:p>
          <text:p text:style-name="TM_20_1"><text:span text:style-name="Police_20_par_20_défaut"><text:span text:style-name="T1">Introduction</text:span></text:span><text:span text:style-name="Police_20_par_20_défaut"><text:span text:style-name="T1"><text:tab/></text:span></text:span><text:span text:style-name="Police_20_par_20_défaut"><text:span text:style-name="T1">7</text:span></text:span></text:p>
          <text:p text:style-name="TM_20_2"><text:span text:style-name="Police_20_par_20_défaut"><text:span text:style-name="T2">I.</text:span></text:span><text:span text:style-name="Police_20_par_20_défaut"><text:span text:style-name="T3"><text:tab/></text:span></text:span><text:span text:style-name="Police_20_par_20_défaut"><text:span text:style-name="T2">Justification du projet</text:span></text:span><text:span text:style-name="Police_20_par_20_défaut"><text:span text:style-name="T2"><text:tab/></text:span></text:span><text:span text:style-name="Police_20_par_20_défaut"><text:span text:style-name="T2">7</text:span></text:span></text:p>
          <text:p text:style-name="TM_20_2"><text:span text:style-name="Police_20_par_20_défaut"><text:span text:style-name="T2">II.</text:span></text:span><text:span text:style-name="Police_20_par_20_défaut"><text:span text:style-name="T3"><text:tab/></text:span></text:span><text:span text:style-name="Police_20_par_20_défaut"><text:span text:style-name="T2">Analyse de l'existant</text:span></text:span><text:span text:style-name="Police_20_par_20_défaut"><text:span text:style-name="T2"><text:tab/></text:span></text:span><text:span text:style-name="Police_20_par_20_défaut"><text:span text:style-name="T2">7</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Jeu original</text:span></text:span><text:span text:style-name="Police_20_par_20_défaut"><text:span text:style-name="T2"><text:tab/></text:span></text:span><text:span text:style-name="Police_20_par_20_défaut"><text:span text:style-name="T2">7</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Projets concurrents/voisins</text:span></text:span><text:span text:style-name="Police_20_par_20_défaut"><text:span text:style-name="T2"><text:tab/></text:span></text:span><text:span text:style-name="Police_20_par_20_défaut"><text:span text:style-name="T2">8</text:span></text:span></text:p>
          <text:p text:style-name="TM_20_1"><text:span text:style-name="Police_20_par_20_défaut"><text:span text:style-name="T1">Développement</text:span></text:span><text:span text:style-name="Police_20_par_20_défaut"><text:span text:style-name="T1"><text:tab/></text:span></text:span><text:span text:style-name="Police_20_par_20_défaut"><text:span text:style-name="T1">8</text:span></text:span></text:p>
          <text:p text:style-name="TM_20_2"><text:span text:style-name="Police_20_par_20_défaut"><text:span text:style-name="T2">I.</text:span></text:span><text:span text:style-name="Police_20_par_20_défaut"><text:span text:style-name="T3"><text:tab/></text:span></text:span><text:span text:style-name="Police_20_par_20_défaut"><text:span text:style-name="T2">La démarche</text:span></text:span><text:span text:style-name="Police_20_par_20_défaut"><text:span text:style-name="T2"><text:tab/></text:span></text:span><text:span text:style-name="Police_20_par_20_défaut"><text:span text:style-name="T2">8</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La répartition des tâches</text:span></text:span><text:span text:style-name="Police_20_par_20_défaut"><text:span text:style-name="T2"><text:tab/></text:span></text:span><text:span text:style-name="Police_20_par_20_défaut"><text:span text:style-name="T2">8</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Utilisation d'outils de contrôle de version</text:span></text:span><text:span text:style-name="Police_20_par_20_défaut"><text:span text:style-name="T2"><text:tab/></text:span></text:span><text:span text:style-name="Police_20_par_20_défaut"><text:span text:style-name="T2">9</text:span></text:span></text:p>
          <text:p text:style-name="TM_20_3"><text:span text:style-name="Police_20_par_20_défaut"><text:span text:style-name="T2">C.</text:span></text:span><text:span text:style-name="Police_20_par_20_défaut"><text:span text:style-name="T3"><text:tab/></text:span></text:span><text:span text:style-name="Police_20_par_20_défaut"><text:span text:style-name="T2">Changements des spécifications techniques</text:span></text:span><text:span text:style-name="Police_20_par_20_défaut"><text:span text:style-name="T2"><text:tab/></text:span></text:span><text:span text:style-name="Police_20_par_20_défaut"><text:span text:style-name="T2">9</text:span></text:span></text:p>
          <text:p text:style-name="TM_20_2"><text:span text:style-name="Police_20_par_20_défaut"><text:span text:style-name="T2">II.</text:span></text:span><text:span text:style-name="Police_20_par_20_défaut"><text:span text:style-name="T3"><text:tab/></text:span></text:span><text:span text:style-name="Police_20_par_20_défaut"><text:span text:style-name="T2">La réalisation</text:span></text:span><text:span text:style-name="Police_20_par_20_défaut"><text:span text:style-name="T2"><text:tab/></text:span></text:span><text:span text:style-name="Police_20_par_20_défaut"><text:span text:style-name="T2">10</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Le cahier des charges</text:span></text:span><text:span text:style-name="Police_20_par_20_défaut"><text:span text:style-name="T2"><text:tab/></text:span></text:span><text:span text:style-name="Police_20_par_20_défaut"><text:span text:style-name="T2">10</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Manuel utilisateur</text:span></text:span><text:span text:style-name="Police_20_par_20_défaut"><text:span text:style-name="T2"><text:tab/></text:span></text:span><text:span text:style-name="Police_20_par_20_défaut"><text:span text:style-name="T2">10</text:span></text:span></text:p>
          <text:p text:style-name="TM_20_5"><text:span text:style-name="Police_20_par_20_défaut"><text:span text:style-name="T2">1.</text:span></text:span><text:span text:style-name="Police_20_par_20_défaut"><text:span text:style-name="T3"><text:tab/></text:span></text:span><text:span text:style-name="Police_20_par_20_défaut"><text:span text:style-name="T2">Description générale du jeu</text:span></text:span><text:span text:style-name="Police_20_par_20_défaut"><text:span text:style-name="T2"><text:tab/></text:span></text:span><text:span text:style-name="Police_20_par_20_défaut"><text:span text:style-name="T2">10</text:span></text:span></text:p>
          <text:p text:style-name="TM_20_5"><text:span text:style-name="Police_20_par_20_défaut"><text:span text:style-name="T2">2.</text:span></text:span><text:span text:style-name="Police_20_par_20_défaut"><text:span text:style-name="T3"><text:tab/></text:span></text:span><text:span text:style-name="Police_20_par_20_défaut"><text:span text:style-name="T2">Configuration serveur</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3.</text:span></text:span><text:span text:style-name="Police_20_par_20_défaut"><text:span text:style-name="T3"><text:tab/></text:span></text:span><text:span text:style-name="Police_20_par_20_défaut"><text:span text:style-name="T2">Configuration client</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4.</text:span></text:span><text:span text:style-name="Police_20_par_20_défaut"><text:span text:style-name="T3"><text:tab/></text:span></text:span><text:span text:style-name="Police_20_par_20_défaut"><text:span text:style-name="T2">Une partie</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5.</text:span></text:span><text:span text:style-name="Police_20_par_20_défaut"><text:span text:style-name="T3"><text:tab/></text:span></text:span><text:span text:style-name="Police_20_par_20_défaut"><text:span text:style-name="T2">Les objets</text:span></text:span><text:span text:style-name="Police_20_par_20_défaut"><text:span text:style-name="T2"><text:tab/></text:span></text:span><text:span text:style-name="Police_20_par_20_défaut"><text:span text:style-name="T2">12</text:span></text:span></text:p>
          <text:p text:style-name="TM_20_3"><text:span text:style-name="Police_20_par_20_défaut"><text:span text:style-name="T2">C.</text:span></text:span><text:span text:style-name="Police_20_par_20_défaut"><text:span text:style-name="T3"><text:tab/></text:span></text:span><text:span text:style-name="Police_20_par_20_défaut"><text:span text:style-name="T2">La conception générale et détaillée de l'application</text:span></text:span><text:span text:style-name="Police_20_par_20_défaut"><text:span text:style-name="T2"><text:tab/></text:span></text:span><text:span text:style-name="Police_20_par_20_défaut"><text:span text:style-name="T2">12</text:span></text:span></text:p>
          <text:p text:style-name="TM_20_5"><text:span text:style-name="Police_20_par_20_défaut"><text:span text:style-name="T2">1.</text:span></text:span><text:span text:style-name="Police_20_par_20_défaut"><text:span text:style-name="T3"><text:tab/></text:span></text:span><text:span text:style-name="Police_20_par_20_défaut"><text:span text:style-name="T2">Coté serveur</text:span></text:span><text:span text:style-name="Police_20_par_20_défaut"><text:span text:style-name="T2"><text:tab/></text:span></text:span><text:span text:style-name="Police_20_par_20_défaut"><text:span text:style-name="T2">12</text:span></text:span></text:p>
          <text:p text:style-name="TM_20_5"><text:span text:style-name="Police_20_par_20_défaut"><text:span text:style-name="T2">2.</text:span></text:span><text:span text:style-name="Police_20_par_20_défaut"><text:span text:style-name="T3"><text:tab/></text:span></text:span><text:span text:style-name="Police_20_par_20_défaut"><text:span text:style-name="T2">Côté client</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3.</text:span></text:span><text:span text:style-name="Police_20_par_20_défaut"><text:span text:style-name="T3"><text:tab/></text:span></text:span><text:span text:style-name="Police_20_par_20_défaut"><text:span text:style-name="T2">Ports utilisés</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4.</text:span></text:span><text:span text:style-name="Police_20_par_20_défaut"><text:span text:style-name="T3"><text:tab/></text:span></text:span><text:span text:style-name="Police_20_par_20_défaut"><text:span text:style-name="T2">Les threads</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5.</text:span></text:span><text:span text:style-name="Police_20_par_20_défaut"><text:span text:style-name="T3"><text:tab/></text:span></text:span><text:span text:style-name="Police_20_par_20_défaut"><text:span text:style-name="T2">Les Mutex</text:span></text:span><text:span text:style-name="Police_20_par_20_défaut"><text:span text:style-name="T2"><text:tab/></text:span></text:span><text:span text:style-name="Police_20_par_20_défaut"><text:span text:style-name="T2">14</text:span></text:span></text:p>
          <text:p text:style-name="TM_20_5"><text:span text:style-name="Police_20_par_20_défaut"><text:span text:style-name="T2">6.</text:span></text:span><text:span text:style-name="Police_20_par_20_défaut"><text:span text:style-name="T3"><text:tab/></text:span></text:span><text:span text:style-name="Police_20_par_20_défaut"><text:span text:style-name="T2">Les packets</text:span></text:span><text:span text:style-name="Police_20_par_20_défaut"><text:span text:style-name="T2"><text:tab/></text:span></text:span><text:span text:style-name="Police_20_par_20_défaut"><text:span text:style-name="T2">14</text:span></text:span></text:p>
          <text:p text:style-name="TM_20_3"><text:span text:style-name="Police_20_par_20_défaut"><text:span text:style-name="T2">D.</text:span></text:span><text:span text:style-name="Police_20_par_20_défaut"><text:span text:style-name="T3"><text:tab/></text:span></text:span><text:span text:style-name="Police_20_par_20_défaut"><text:span text:style-name="T2">La réalisation et la validation de l'application</text:span></text:span><text:span text:style-name="Police_20_par_20_défaut"><text:span text:style-name="T2"><text:tab/></text:span></text:span><text:span text:style-name="Police_20_par_20_défaut"><text:span text:style-name="T2">14</text:span></text:span></text:p>
          <text:p text:style-name="TM_20_4"><text:span text:style-name="Police_20_par_20_défaut"><text:span text:style-name="T2">1.</text:span></text:span><text:span text:style-name="Police_20_par_20_défaut"><text:span text:style-name="T3"><text:tab/></text:span></text:span><text:span text:style-name="Police_20_par_20_défaut"><text:span text:style-name="T2">Le C++</text:span></text:span><text:span text:style-name="Police_20_par_20_défaut"><text:span text:style-name="T2"><text:tab/></text:span></text:span><text:span text:style-name="Police_20_par_20_défaut"><text:span text:style-name="T2">14</text:span></text:span></text:p>
          <text:p text:style-name="TM_20_4"><text:span text:style-name="Police_20_par_20_défaut"><text:span text:style-name="T2">2.</text:span></text:span><text:span text:style-name="Police_20_par_20_défaut"><text:span text:style-name="T3"><text:tab/></text:span></text:span><text:span text:style-name="Police_20_par_20_défaut"><text:span text:style-name="T2">La SFML</text:span></text:span><text:span text:style-name="Police_20_par_20_défaut"><text:span text:style-name="T2"><text:tab/></text:span></text:span><text:span text:style-name="Police_20_par_20_défaut"><text:span text:style-name="T2">15</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Description de la sfml</text:span></text:span><text:span text:style-name="Police_20_par_20_défaut"><text:span text:style-name="T2"><text:tab/></text:span></text:span><text:span text:style-name="Police_20_par_20_défaut"><text:span text:style-name="T2">15</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Les limites de la sfml</text:span></text:span><text:span text:style-name="Police_20_par_20_défaut"><text:span text:style-name="T2"><text:tab/></text:span></text:span><text:span text:style-name="Police_20_par_20_défaut"><text:span text:style-name="T2">15</text:span></text:span></text:p>
          <text:p text:style-name="TM_20_4"><text:span text:style-name="Police_20_par_20_défaut"><text:span text:style-name="T2">3.</text:span></text:span><text:span text:style-name="Police_20_par_20_défaut"><text:span text:style-name="T3"><text:tab/></text:span></text:span><text:span text:style-name="Police_20_par_20_défaut"><text:span text:style-name="T2">Le moteur de jeu</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Bomberdose</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Plateau</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c.</text:span></text:span><text:span text:style-name="Police_20_par_20_défaut"><text:span text:style-name="T3"><text:tab/></text:span></text:span><text:span text:style-name="Police_20_par_20_défaut"><text:span text:style-name="T2">Joueur</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d.</text:span></text:span><text:span text:style-name="Police_20_par_20_défaut"><text:span text:style-name="T3"><text:tab/></text:span></text:span><text:span text:style-name="Police_20_par_20_défaut"><text:span text:style-name="T2">Server</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e.</text:span></text:span><text:span text:style-name="Police_20_par_20_défaut"><text:span text:style-name="T3"><text:tab/></text:span></text:span><text:span text:style-name="Police_20_par_20_défaut"><text:span text:style-name="T2">Sclient</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f.</text:span></text:span><text:span text:style-name="Police_20_par_20_défaut"><text:span text:style-name="T3"><text:tab/></text:span></text:span><text:span text:style-name="Police_20_par_20_défaut"><text:span text:style-name="T2">Structure de données ToClient.h</text:span></text:span><text:span text:style-name="Police_20_par_20_défaut"><text:span text:style-name="T2"><text:tab/></text:span></text:span><text:span text:style-name="Police_20_par_20_défaut"><text:span text:style-name="T2">17</text:span></text:span></text:p>
          <text:p text:style-name="TM_20_4"><text:span text:style-name="Police_20_par_20_défaut"><text:span text:style-name="T2">4.</text:span></text:span><text:span text:style-name="Police_20_par_20_défaut"><text:span text:style-name="T3"><text:tab/></text:span></text:span><text:span text:style-name="Police_20_par_20_défaut"><text:span text:style-name="T2">Les macros</text:span></text:span><text:span text:style-name="Police_20_par_20_défaut"><text:span text:style-name="T2"><text:tab/></text:span></text:span><text:span text:style-name="Police_20_par_20_défaut"><text:span text:style-name="T2">18</text:span></text:span></text:p>
          <text:p text:style-name="TM_20_4"><text:span text:style-name="Police_20_par_20_défaut"><text:span text:style-name="T2">5.</text:span></text:span><text:span text:style-name="Police_20_par_20_défaut"><text:span text:style-name="T3"><text:tab/></text:span></text:span><text:span text:style-name="Police_20_par_20_défaut"><text:span text:style-name="T2">Le client</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Client</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Structure de données ToServer.h</text:span></text:span><text:span text:style-name="Police_20_par_20_défaut"><text:span text:style-name="T2"><text:tab/></text:span></text:span><text:span text:style-name="Police_20_par_20_défaut"><text:span text:style-name="T2">18</text:span></text:span></text:p>
          <text:p text:style-name="TM_20_4"><text:span text:style-name="Police_20_par_20_défaut"><text:span text:style-name="T2">6.</text:span></text:span><text:span text:style-name="Police_20_par_20_défaut"><text:span text:style-name="T3"><text:tab/></text:span></text:span><text:span text:style-name="Police_20_par_20_défaut"><text:span text:style-name="T2">Difficultés rencontrées</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Partage de variables entre les threads</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Utilisation d'une fréquence importante du CPU dans les Threads</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c.</text:span></text:span><text:span text:style-name="Police_20_par_20_défaut"><text:span text:style-name="T3"><text:tab/></text:span></text:span><text:span text:style-name="Police_20_par_20_défaut"><text:span text:style-name="T2">Arrêt de la méthode Run() d'un Thread d'écoute</text:span></text:span><text:span text:style-name="Police_20_par_20_défaut"><text:span text:style-name="T2"><text:tab/></text:span></text:span><text:span text:style-name="Police_20_par_20_défaut"><text:span text:style-name="T2">19</text:span></text:span></text:p>
          <text:p text:style-name="TM_20_4"><text:span text:style-name="Police_20_par_20_défaut"><text:span text:style-name="T2">7.</text:span></text:span><text:span text:style-name="Police_20_par_20_défaut"><text:span text:style-name="T3"><text:tab/></text:span></text:span><text:span text:style-name="Police_20_par_20_défaut"><text:span text:style-name="T2">Le produit final</text:span></text:span><text:span text:style-name="Police_20_par_20_défaut"><text:span text:style-name="T2"><text:tab/></text:span></text:span><text:span text:style-name="Police_20_par_20_défaut"><text:span text:style-name="T2">19</text:span></text:span></text:p>
          <text:p text:style-name="TM_20_1"><text:soft-page-break/><text:span text:style-name="Police_20_par_20_défaut"><text:span text:style-name="T1">Conclusion générale</text:span></text:span><text:span text:style-name="Police_20_par_20_défaut"><text:span text:style-name="T1"><text:tab/></text:span></text:span><text:span text:style-name="Police_20_par_20_défaut"><text:span text:style-name="T1">20</text:span></text:span></text:p>
          <text:p text:style-name="TM_20_1"><text:span text:style-name="Police_20_par_20_défaut"><text:span text:style-name="T1">Bibliographie</text:span></text:span><text:span text:style-name="Police_20_par_20_défaut"><text:span text:style-name="T1"><text:tab/></text:span></text:span><text:span text:style-name="Police_20_par_20_défaut"><text:span text:style-name="T1">22</text:span></text:span></text:p>
          <text:p text:style-name="TM_20_1"><text:span text:style-name="Police_20_par_20_défaut"><text:span text:style-name="T1">Glossaire</text:span></text:span><text:span text:style-name="Police_20_par_20_défaut"><text:span text:style-name="T1"><text:tab/></text:span></text:span><text:span text:style-name="Police_20_par_20_défaut"><text:span text:style-name="T1">23</text:span></text:span></text:p>
          <text:p text:style-name="TM_20_1"><text:span text:style-name="Police_20_par_20_défaut"><text:span text:style-name="T1">Annexes</text:span></text:span><text:span text:style-name="Police_20_par_20_défaut"><text:span text:style-name="T1"><text:tab/></text:span></text:span><text:span text:style-name="Police_20_par_20_défaut"><text:span text:style-name="T1">26</text:span></text:span></text:p>
          <text:p text:style-name="TM_20_6"><text:span text:style-name="Police_20_par_20_défaut"><text:span text:style-name="T2">Annexe 1 : Licence New BSD</text:span></text:span><text:span text:style-name="Police_20_par_20_défaut"><text:span text:style-name="T2"><text:tab/></text:span></text:span><text:span text:style-name="Police_20_par_20_défaut"><text:span text:style-name="T2">27</text:span></text:span></text:p>
          <text:p text:style-name="TM_20_6"><text:span text:style-name="Police_20_par_20_défaut"><text:span text:style-name="T2">Annexe 2 : Diagramme de classe Serveur/Moteur</text:span></text:span><text:span text:style-name="Police_20_par_20_défaut"><text:span text:style-name="T2"><text:tab/></text:span></text:span><text:span text:style-name="Police_20_par_20_défaut"><text:span text:style-name="T2">28</text:span></text:span></text:p>
          <text:p text:style-name="TM_20_6"><text:span text:style-name="Police_20_par_20_défaut"><text:span text:style-name="T2">Annexe 3 : Structure de données ToClient et surcharge d'opérateurs</text:span></text:span><text:span text:style-name="Police_20_par_20_défaut"><text:span text:style-name="T2"><text:tab/></text:span></text:span><text:span text:style-name="Police_20_par_20_défaut"><text:span text:style-name="T2">29</text:span></text:span></text:p>
          <text:p text:style-name="TM_20_6"><text:span text:style-name="Police_20_par_20_défaut"><text:span text:style-name="T2">Annexe 4 : Structure de données ToServer et surcharge d'opérateurs</text:span></text:span><text:span text:style-name="Police_20_par_20_défaut"><text:span text:style-name="T2"><text:tab/></text:span></text:span><text:span text:style-name="Police_20_par_20_défaut"><text:span text:style-name="T2">30</text:span></text:span></text:p>
        </text:index-body>
      </text:table-of-content>
      <text:p text:style-name="TM_20_6"/>
      <text:p text:style-name="P17"/>
      <text:p text:style-name="P17"/>
      <text:p text:style-name="Contents_20_1"/>
      <text:p text:style-name="Contents_20_1"/>
      <text:p text:style-name="Standard"/>
      <text:p text:style-name="P1"/>
      <text:h text:style-name="Heading_20_1" text:outline-level="1"><text:bookmark-start text:name="_Toc258447581"/><text:bookmark-start text:name="_Toc258360309"/>Introduction<text:bookmark-end text:name="_Toc258447581"/><text:bookmark-end text:name="_Toc258360309"/></text:h>
      <text:h text:style-name="Heading_20_2" text:outline-level="2"><text:bookmark-start text:name="_Toc258447582"/><text:bookmark-start text:name="_Toc258360310"/>Justification du projet<text:bookmark-end text:name="_Toc258447582"/><text:bookmark-end text:name="_Toc258360310"/></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1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18">http://code.google.com/p/bomberdose/</text:p></text:note-body></text:note></text:span> en licence new BSD<text:span text:style-name="Appel_20_note_20_de_20_bas_20_de_20_p."><text:note text:id="ftn3" text:note-class="footnote"><text:note-citation>3</text:note-citation><text:note-body><text:p text:style-name="P18">Annexe 1 – Licence new BSD</text:p></text:note-body></text:note></text:span>), qui sont indispensables au bon déroulement d'un projet open-source.</text:p>
      <text:h text:style-name="Heading_20_2" text:outline-level="2"><text:bookmark-start text:name="_Toc258447583"/><text:bookmark-start text:name="_Toc258360311"/>Analyse de l'existant<text:bookmark-end text:name="_Toc258447583"/><text:bookmark-end text:name="_Toc258360311"/></text:h>
      <text:h text:style-name="Heading_20_3" text:outline-level="3"><text:bookmark-start text:name="_Toc258447584"/><text:bookmark-start text:name="_Toc258360312"/>Jeu original<text:bookmark-end text:name="_Toc258447584"/><text:bookmark-end text:name="_Toc258360312"/></text:h>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18">http://en.wikipedia.org/wiki/Bomberman</text:p></text:note-body></text:note></text:span> dans le monde entier. Etant l'un des pionniers des jeux multi-joueurs (mais sur une seule machine<text:span text:style-name="Appel_20_note_20_de_20_bas_20_de_20_p."><text:note text:id="ftn5" text:note-class="footnote"><text:note-citation>5</text:note-citation><text:note-body><text:p text:style-name="Footnote">En hotseat, par opposition à plusieurs machines connectées en réseau.</text:p></text:note-body></text:note></text:span>), il s'est rapidement établi comme référence dans le monde du jeu vidéo, notamment sur console Nintendo.</text:p>
      <text:h text:style-name="Heading_20_3" text:outline-level="3"><text:bookmark-start text:name="_Toc258447585"/><text:bookmark-start text:name="_Toc258360313"/><text:soft-page-break/>Projets concurrents/voisins<text:bookmark-end text:name="_Toc258447585"/><text:bookmark-end text:name="_Toc258360313"/></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6" text:note-class="footnote"><text:note-citation>6</text:note-citation><text:note-body><text:p text:style-name="P1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text:bookmark-start text:name="_Toc258447586"/><text:bookmark-start text:name="_Toc258360314"/>Développement<text:bookmark-end text:name="_Toc258447586"/><text:bookmark-end text:name="_Toc258360314"/></text:h>
      <text:h text:style-name="Heading_20_2" text:outline-level="2"><text:bookmark-start text:name="_Toc258447587"/><text:bookmark-start text:name="_Toc258360315"/>La démarche<text:bookmark-end text:name="_Toc258447587"/><text:bookmark-end text:name="_Toc258360315"/></text:h>
      <text:h text:style-name="Heading_20_3" text:outline-level="3"><text:bookmark-start text:name="_Toc258447588"/><text:bookmark-start text:name="_Toc258360316"/>La répartition des tâches<text:bookmark-end text:name="_Toc258447588"/><text:bookmark-end text:name="_Toc258360316"/></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7" text:note-class="footnote"><text:note-citation>7</text:note-citation><text:note-body><text:p text:style-name="P18"><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_20_note_20_de_20_bas_20_de_20_p."><text:note text:id="ftn8" text:note-class="footnote"><text:note-citation>8</text:note-citation><text:note-body><text:p text:style-name="Footnot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Heading_20_3" text:outline-level="3"><text:bookmark-start text:name="_Toc258447589"/><text:bookmark-start text:name="_Toc258360317"/><text:soft-page-break/>Utilisation d'outils de contrôle de version<text:bookmark-end text:name="_Toc258447589"/><text:bookmark-end text:name="_Toc258360317"/></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9" text:note-class="footnote"><text:note-citation>9</text:note-citation><text:note-body><text:p text:style-name="P2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10" text:note-class="footnote"><text:note-citation>10</text:note-citation><text:note-body><text:p text:style-name="P20"><text:s/>http://tortoisesvn.tigris.org/</text:p></text:note-body></text:note></text:span>, et un client à commande pour les utilisateurs de linux : SVN.</text:p>
      <text:p text:style-name="Text_20_body">Il est nécessaire de synchroniser un répertoire (ou repository en anglais) sur la machine locale avec le serveur où est stocké le code (nous avons choisi googlecode, qui nous paraissait simple d'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plus avancée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solutions pour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bookmark-start text:name="_Toc258447590"/><text:bookmark-start text:name="_Toc258360318"/>Changements des spécifications techniques<text:bookmark-end text:name="_Toc258447590"/><text:bookmark-end text:name="_Toc258360318"/></text:h>
      <text:p text:style-name="Text_20_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 bonus, ne seront pas implémentés. La gestion des sprites (déplacement du joueur) n'étant pas <text:soft-page-break/>simple lorsqu'il s'agit d'un jeu en réseau, elle ne sera pas implémentée dans la version du Bomberdose que nous devons rendre pour le projet de fin de deuxième année de DUT informatique.</text:p>
      <text:h text:style-name="Heading_20_2" text:outline-level="2"><text:bookmark-start text:name="_Toc258447591"/><text:bookmark-start text:name="_Toc258360319"/>La réalisation<text:bookmark-end text:name="_Toc258447591"/><text:bookmark-end text:name="_Toc258360319"/></text:h>
      <text:h text:style-name="Heading_20_3" text:outline-level="3"><text:bookmark-start text:name="_Toc258447592"/><text:bookmark-start text:name="_Toc258360320"/>Le cahier des charges<text:bookmark-end text:name="_Toc258447592"/><text:bookmark-end text:name="_Toc258360320"/></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1" text:note-class="footnote"><text:note-citation>11</text:note-citation><text:note-body><text:p text:style-name="Footnot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2" text:note-class="footnote"><text:note-citation>12</text:note-citation><text:note-body><text:p text:style-name="Footnot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Heading_20_3" text:outline-level="3"><text:bookmark-start text:name="_Toc258447593"/><text:bookmark-start text:name="_Toc258360321"/>Manuel utilisateur<text:bookmark-end text:name="_Toc258447593"/><text:bookmark-end text:name="_Toc258360321"/></text:h>
      <text:h text:style-name="Heading_20_5" text:outline-level="5"><text:bookmark-start text:name="_Toc258447594"/><text:bookmark-start text:name="_Toc258360322"/>Description générale du jeu<text:bookmark-end text:name="_Toc258447594"/><text:bookmark-end text:name="_Toc258360322"/></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vre dans BomberDose.</text:p>
      <text:p text:style-name="Text_20_body">Un jeu se caractérise par plusieurs parties et par des règles que nous allons aborder par la <text:soft-page-break/>suite. Tant que personne n'a gagné autant de parties que le score prédéfini, une nouvelle partie sera lancée.</text:p>
      <text:h text:style-name="Heading_20_5" text:outline-level="5"><text:bookmark-start text:name="_Toc258447595"/><text:bookmark-start text:name="_Toc258360323"/>Configuration serveur<text:bookmark-end text:name="_Toc258447595"/><text:bookmark-end text:name="_Toc258360323"/></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Attention, si aucun joueur n'a remporté la partie en 2 minutes, la partie se termine et les scores ne changent pas par rapport à la partie d'avant; il s'agit d'un ex-æquo.</text:p>
      <text:h text:style-name="Heading_20_5" text:outline-level="5"><text:bookmark-start text:name="_Toc258447596"/><text:bookmark-start text:name="_Toc258360324"/>Configuration client<text:bookmark-end text:name="_Toc258447596"/><text:bookmark-end text:name="_Toc258360324"/></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text:bookmark-start text:name="_Toc258447597"/><text:bookmark-start text:name="_Toc258360325"/>Une partie<text:bookmark-end text:name="_Toc258447597"/><text:bookmark-end text:name="_Toc258360325"/></text:h>
      <text:p text:style-name="Text_20_body">Une fois en jeu, le joueur peut se déplacer en utilisant les touches directionnelles et il peut poser une bombe (tant qu'il en a) en appuyant sur espace. Dès que la bombe a explosé, il peut en reposer.</text:p>
      <text:p text:style-name="Text_20_body"><text:soft-page-break/>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text:bookmark-start text:name="_Toc258447598"/><text:bookmark-start text:name="_Toc258360326"/>Les objets<text:bookmark-end text:name="_Toc258447598"/><text:bookmark-end text:name="_Toc258360326"/></text:h>
      <text:p text:style-name="Text_20_body">Bonus bombe : permet aux joueurs qui le ramassent d'augmenter le nombre de bombes qu'ils peuvent poser.</text:p>
      <text:p text:style-name="Text_20_body">Bonus flamme : ce bonus augmente d'une case la portée des bombes du joueur qui en bénéficie.</text:p>
      <text:p text:style-name="Text_20_body">Bonus roller : permet d'augmenter l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Joueur : tous les joueurs sont traversables par les autres joueurs.</text:p>
      <text:p text:style-name="Standard"/>
      <text:h text:style-name="Heading_20_3" text:outline-level="3"><text:bookmark-start text:name="_Toc258447599"/><text:bookmark-start text:name="_Toc258360327"/>La conception générale et détaillée de l'application<text:bookmark-end text:name="_Toc258447599"/><text:bookmark-end text:name="_Toc258360327"/></text:h>
      <text:p text:style-name="Standard"/>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text:bookmark-start text:name="_Toc258447600"/><text:bookmark-start text:name="_Toc258360329"/>Coté serveur<text:bookmark-end text:name="_Toc258447600"/><text:bookmark-end text:name="_Toc258360329"/></text:h>
      <text:p text:style-name="Text_20_body">Il doit être possible d'envoyer de simples instructions aux clients connectés, comme pour dire <text:soft-page-break/>qu'une nouvelle partie va commencer, ou que la partie en cours se termine. Comme ces informations ne sont pas envoyées constamment, il a été choisi comme protocole de transport <text:s/>le protocole TCP<text:span text:style-name="Appel_20_note_20_de_20_bas_20_de_20_p."><text:note text:id="ftn13" text:note-class="footnote"><text:note-citation>13</text:note-citation><text:note-body><text:p text:style-name="P20"><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4" text:note-class="footnote"><text:note-citation>14</text:note-citation><text:note-body><text:p text:style-name="P20"><text:s/>Se reporter à l'annexe 4, struct ToClient.h</text:p></text:note-body></text:note></text:span> 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_20_note_20_de_20_bas_20_de_20_p."><text:note text:id="ftn15" text:note-class="footnote"><text:note-citation>15</text:note-citation><text:note-body><text:p text:style-name="P20"><text:s/>Cf Glossaire</text:p></text:note-body></text:note></text:span>, ainsi si une trame s'égare ce n'est pas très grave puisque la suivante est juste derrière, et sur un réseau local les trames ne sont pas souvent perdues.</text:p>
      <text:h text:style-name="Heading_20_5" text:outline-level="5"><text:bookmark-start text:name="_Toc258447601"/><text:bookmark-start text:name="_Toc258360330"/>Côté client<text:bookmark-end text:name="_Toc258447601"/><text:bookmark-end text:name="_Toc258360330"/></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6" text:note-class="footnote"><text:note-citation>16</text:note-citation><text:note-body><text:p text:style-name="P20"><text:s/>Se reporter à l'annexe 5, struct ToServer.h</text:p></text:note-body></text:note></text:span>. Ces intentions peuvent être très rapprochées en temp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bookmark-start text:name="_Toc258447602"/><text:bookmark-start text:name="_Toc258360331"/>Ports utilisés<text:bookmark-end text:name="_Toc258447602"/><text:bookmark-end text:name="_Toc258360331"/></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text:bookmark-start text:name="_Toc258447603"/><text:bookmark-start text:name="_Toc258360332"/>Les threads<text:span text:style-name="Appel_20_note_20_de_20_bas_20_de_20_p."><text:span text:style-name="T4"><text:note text:id="ftn17" text:note-class="footnote"><text:note-citation>17</text:note-citation><text:note-body><text:p text:style-name="P20"><text:s/>Cf glossaire</text:p></text:note-body></text:note></text:span></text:span><text:bookmark-end text:name="_Toc258447603"/><text:bookmark-end text:name="_Toc258360332"/></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ext:soft-page-break/>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text:bookmark-start text:name="_Toc258447604"/><text:bookmark-start text:name="_Toc258360333"/>Les Mutex<text:span text:style-name="Appel_20_note_20_de_20_bas_20_de_20_p."><text:span text:style-name="T4"><text:note text:id="ftn18" text:note-class="footnote"><text:note-citation>18</text:note-citation><text:note-body><text:p text:style-name="P20"><text:s/>Cf glossaire</text:p></text:note-body></text:note></text:span></text:span><text:bookmark-end text:name="_Toc258447604"/><text:bookmark-end text:name="_Toc258360333"/></text:h>
      <text:p text:style-name="Text_20_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 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Heading_20_5" text:outline-level="5"><text:bookmark-start text:name="_Toc258447605"/><text:bookmark-start text:name="_Toc258360334"/>Les packets<text:bookmark-end text:name="_Toc258447605"/><text:bookmark-end text:name="_Toc258360334"/></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9" text:note-class="footnote"><text:note-citation>19</text:note-citation><text:note-body><text:p text:style-name="P20"><text:s/>Consulter annexe 4 et 5 pour plus d'information.</text:p></text:note-body></text:note></text:span>.</text:p>
      <text:p text:style-name="Text_20_body"/>
      <text:h text:style-name="Heading_20_3" text:outline-level="3"><text:bookmark-start text:name="_Toc258447606"/><text:bookmark-start text:name="_Toc258360335"/>La réalisation et la validation de l'application<text:bookmark-end text:name="_Toc258447606"/><text:bookmark-end text:name="_Toc258360335"/></text:h>
      <text:h text:style-name="Heading_20_4" text:outline-level="4"><text:bookmark-start text:name="_Toc258447607"/><text:bookmark-start text:name="_Toc258360336"/>Le C++<text:bookmark-end text:name="_Toc258447607"/><text:bookmark-end text:name="_Toc258360336"/></text:h>
      <text:p text:style-name="Text_20_body">Le C++ est actuellement le quatrième langage de programmation le plus utilisé au monde<text:span text:style-name="Appel_20_note_20_de_20_bas_20_de_20_p."><text:note text:id="ftn20" text:note-class="footnote"><text:note-citation>20</text:note-citation><text:note-body><text:p text:style-name="Footnot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text:soft-page-break/>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h text:style-name="Heading_20_4" text:outline-level="4"><text:bookmark-start text:name="_Toc258447608"/><text:bookmark-start text:name="_Toc258360337"/>La SFML<text:bookmark-end text:name="_Toc258447608"/><text:bookmark-end text:name="_Toc258360337"/></text:h>
      <text:h text:style-name="Heading_20_5" text:outline-level="5"><text:bookmark-start text:name="_Toc258447609"/><text:bookmark-start text:name="_Toc258360338"/>Description de la sfml<text:bookmark-end text:name="_Toc258447609"/><text:bookmark-end text:name="_Toc258360338"/></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text:bookmark-start text:name="_Toc258447610"/><text:bookmark-start text:name="_Toc258360339"/>Les limites de la sfml<text:bookmark-end text:name="_Toc258447610"/><text:bookmark-end text:name="_Toc258360339"/></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6">append(const void *Data, std::size_t SizeInBytes)</text:span></text:span> dans sf::Packet qui permet d'ajouter un tableau de « n'importe <text:soft-page-break/>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1" text:note-class="footnote"><text:note-citation>21</text:note-citation><text:note-body><text:p text:style-name="P2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2" text:note-class="footnote"><text:note-citation>22</text:note-citation><text:note-body><text:p text:style-name="P2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bookmark-start text:name="_Toc258447611"/><text:bookmark-start text:name="_Toc258360340"/>Le moteur de jeu<text:span text:style-name="Appel_20_note_20_de_20_bas_20_de_20_p."><text:span text:style-name="T4"><text:note text:id="ftn23" text:note-class="footnote"><text:note-citation>23</text:note-citation><text:note-body><text:p text:style-name="P20"><text:s/>Se rapporter à l'annexe 2, Diagramme de classe Moteur</text:p></text:note-body></text:note></text:span></text:span><text:bookmark-end text:name="_Toc258447611"/><text:bookmark-end text:name="_Toc258360340"/></text:h>
      <text:p text:style-name="Text_20_body">Le concept de « moteur de jeu » est très flou. La définition générale est la suivante : « Un moteur de jeu est le regroupement de l'ensemble des moteurs spécialisés nécessaires à la réalisation d'un jeu<text:span text:style-name="Appel_20_note_20_de_20_bas_20_de_20_p."><text:note text:id="ftn24" text:note-class="footnote"><text:note-citation>24</text:note-citation><text:note-body><text:p text:style-name="Footnot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text:bookmark-start text:name="_Toc258447612"/><text:bookmark-start text:name="_Toc258360341"/>Bomberdose<text:bookmark-end text:name="_Toc258447612"/><text:bookmark-end text:name="_Toc258360341"/></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text:bookmark-start text:name="_Toc258447613"/><text:bookmark-start text:name="_Toc258360342"/>Plateau<text:bookmark-end text:name="_Toc258447613"/><text:bookmark-end text:name="_Toc258360342"/></text:h>
      <text:p text:style-name="Text_20_body">La classe Plateau représente le plateau de jeu. Elle est composée de Cases, qui elles-mêmes peuvent contenir des objets. Le plateau est une des classes les plus importantes du moteur, car <text:soft-page-break/>c’est elle qui gère tout les évé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bookmark-start text:name="_Toc258447614"/><text:bookmark-start text:name="_Toc258360343"/>Joueur<text:bookmark-end text:name="_Toc258447614"/><text:bookmark-end text:name="_Toc258360343"/></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5" text:note-class="footnote"><text:note-citation>25</text:note-citation><text:note-body><text:p text:style-name="Footnote"><text:s/>Cf Glossaire</text:p></text:note-body></text:note></text:span> vers le plateau que tous les joueurs partagent.</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text:bookmark-start text:name="_Toc258447615"/><text:bookmark-start text:name="_Toc258360344"/>Server<text:bookmark-end text:name="_Toc258447615"/><text:bookmark-end text:name="_Toc258360344"/></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text:bookmark-start text:name="_Toc258447616"/><text:bookmark-start text:name="_Toc258360345"/>Sclient<text:bookmark-end text:name="_Toc258447616"/><text:bookmark-end text:name="_Toc258360345"/></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text:bookmark-start text:name="_Toc258447617"/><text:bookmark-start text:name="_Toc258360346"/>Structure de données ToClient.h<text:span text:style-name="Appel_20_note_20_de_20_bas_20_de_20_p."><text:span text:style-name="T4"><text:note text:id="ftn26" text:note-class="footnote"><text:note-citation>26</text:note-citation><text:note-body><text:p text:style-name="Footnote">Annexe 4, struct ToClient.h</text:p></text:note-body></text:note></text:span></text:span><text:bookmark-end text:name="_Toc258447617"/><text:bookmark-end text:name="_Toc258360346"/></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text:soft-page-break/>pixels du plateau.</text:p>
      <text:p text:style-name="Text_20_body"/>
      <text:h text:style-name="Heading_20_4" text:outline-level="4"><text:bookmark-start text:name="_Toc258447618"/><text:bookmark-start text:name="_Toc258360347"/>Les macros<text:bookmark-end text:name="_Toc258447618"/><text:bookmark-end text:name="_Toc258360347"/></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text:bookmark-start text:name="_Toc258447619"/><text:bookmark-start text:name="_Toc258360348"/>Le client<text:span text:style-name="Appel_20_note_20_de_20_bas_20_de_20_p."><text:span text:style-name="T4"><text:note text:id="ftn27" text:note-class="footnote"><text:note-citation>27</text:note-citation><text:note-body><text:p text:style-name="Footnote">Se référer au diagramme de classe Client, annexe 3</text:p></text:note-body></text:note></text:span></text:span><text:bookmark-end text:name="_Toc258447619"/><text:bookmark-end text:name="_Toc258360348"/></text:h>
      <text:p text:style-name="Text_20_body"><text:span text:style-name="Appel_20_note_20_de_20_bas_20_de_20_p."><text:span text:style-name="T4"/></text:span></text:p>
      <text:h text:style-name="Heading_20_5" text:outline-level="5"><text:span text:style-name="Appel_20_note_20_de_20_bas_20_de_20_p."><text:span text:style-name="T4">Classe Screen</text:span></text:span></text:h>
      <text:p text:style-name="Text_20_body"><text:span text:style-name="Appel_20_note_20_de_20_bas_20_de_20_p."><text:span text:style-name="T4">La classe Screen est la fenêtre principale du jeu. Elle affiche le plateau de jeu, c'est-à-dire les murs (murs incassables, murs cassables), les joueurs et les bombes sur le plateau. La classe Screen hérite de la classe RenderWindow incluse dans la librairie SFML. La fenêtre est rafraichie 60 fois par seconde (configurable via la commande RenderWindow.SetFramerateLimit(int i) ). </text:span></text:span></text:p>
      <text:p text:style-name="Text_20_body"><text:span text:style-name="Appel_20_note_20_de_20_bas_20_de_20_p."><text:span text:style-name="T4">Le fenêtre a une taille de 750x650 pixels (bordures exclues) . Cette taille est le résultat du plateau de dimension (15x13) multiplié par les dimensions de la case (50x50). Sur cette fenêtre, on affiche l'image de fond, basique une image verte (pelouse). L'image de fond est une simple Image créée à partir de la classe Image de la SFML, à laquelle on a donné une couleur verte ( Image (int Width, int Height, const Color &amp;Col) ). Sur cette image de fond, on dessine les objets correspondant au plateau. Pour afficher l'image sur la feêtre, on fait appel à la fonction Draw de RenderWindow.</text:span></text:span></text:p>
      <text:p text:style-name="Text_20_body"><text:span text:style-name="Appel_20_note_20_de_20_bas_20_de_20_p."><text:span text:style-name="T4">La fonction Wall(ToClient* structure) permet de dessiner les murs, en fonction de la structure reçue en paramètre(cf: Structure de données ToClient.h). Le tableau de caractères de la structure nous permet de placer les bons sprites de murs au bon endroit. Le tableau de caractères étant unidimensionnel, un petit calcul est nécessaire pour placer les sprites au bon endroit sur la fenêtre ((i%15) * LARGEUR pour l'abscisse et (i/15)* HAUTEUR pour l'hordonnée, où HAUTEUR et LARGEUR sont des macros défissant la hauteur et la largeur d'une case en pixel).</text:span></text:span></text:p>
      <text:p text:style-name="Text_20_body"><text:span text:style-name="Appel_20_note_20_de_20_bas_20_de_20_p."><text:span text:style-name="T4">Une fois les murs placés, on fait appel à la fonction SetPosPlayer(ToClient* structure) pour placer les joueurs sur la fenètre. La position des joueurs est communiquée en pixel par la structure, il faut simplement ajuster la position sur la fenêtre, en plaçant le joueur 25 de moins en abscisse et ordonnées ( si on part sur la base d'un sprite de 50x50 pixels), car la position communiquée correspond au milieu du joueur.</text:span></text:span></text:p>
      <text:p text:style-name="Text_20_body"><text:span text:style-name="Appel_20_note_20_de_20_bas_20_de_20_p."><text:span text:style-name="T4">Les fonctions Wall et SetPosPlayer positionnent et affichent donc les sprites à l'écran toute deux via les méthodes Sprite.SetPosition ( SFML ) et RenderWindow.Draw ( SFML ).</text:span></text:span></text:p>
      <text:p text:style-name="Text_20_body"><text:soft-page-break/><text:span text:style-name="Appel_20_note_20_de_20_bas_20_de_20_p."><text:span text:style-name="T4">Afin d'actualiser la fenêtre ( notre classe Screen ), on boucle sur son état d'ouverte; tant que la fenètre est ouverte, on teste les évenèments (partie à venir), <text:s/>on refresh notre fenêtre ( méthode Refresh) puis on affiche la fenêtre.</text:span></text:span></text:p>
      <text:p text:style-name="Text_20_body"><text:span text:style-name="Appel_20_note_20_de_20_bas_20_de_20_p."><text:span text:style-name="T4">La méthode Refresh fait simplement appel à nos deux fonctions citées plus haut ainsi qu'à la méthode RenderWindow.Clear() pour effacer le contenu de la fenètre. Ensuite, il ne nous reste plus qu'a afficher la fenêtre ( RenderWindow.Display() ).</text:span></text:span></text:p>
      <text:p text:style-name="Text_20_body"><text:span text:style-name="Appel_20_note_20_de_20_bas_20_de_20_p."><text:span text:style-name="T4"/></text:span></text:p>
      <text:h text:style-name="Heading_20_5" text:outline-level="5"><text:span text:style-name="Appel_20_note_20_de_20_bas_20_de_20_p."><text:span text:style-name="T4">La classe Events</text:span></text:span></text:h>
      <text:p text:style-name="Text_20_body"><text:span text:style-name="Appel_20_note_20_de_20_bas_20_de_20_p."><text:span text:style-name="T4">La classe Events implémente la gestion des événements clavier. Cette gestion est effectuée par la fenêtre principale (ici, notre classe Screen) mais a été gérée dans une classe séparée afin d'obtenir une plus grande flexibilité du code. Notre classe Events étend donc la classe Input de la SFML. A chaque tour de boucle principal (rafraichissement de la fenêtre), on teste si une touche est appuyée. Si l'une de ses touches est appuyées, on fait appel à une classe du coté Réseau pour informer le serveur que telle touche a été enfoncée, et effectués les modifications nécessaires au niveau du moteur du jeu.</text:span></text:span></text:p>
      <text:p text:style-name="Text_20_body"><text:span text:style-name="Appel_20_note_20_de_20_bas_20_de_20_p."><text:span text:style-name="T4">Les touches en écoute sont les 4 flèches directionnelles et la barre d'espace (poser une bombe). L'écoute des touches se fait grâce à la fonction Input.IsKeyDown(Key::KeyCode) de la classe Input (SFML), où KeyCode représente le code de la touche appuyée.</text:span></text:span></text:p>
      <text:p text:style-name="Text_20_body"><text:span text:style-name="Appel_20_note_20_de_20_bas_20_de_20_p."><text:span text:style-name="T4"/></text:span></text:p>
      <text:h text:style-name="Heading_20_5" text:outline-level="5"><text:bookmark-start text:name="_Toc258447620"/><text:bookmark-start text:name="_Toc258360349"/>Client<text:bookmark-end text:name="_Toc258447620"/><text:bookmark-end text:name="_Toc258360349"/></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text:bookmark-start text:name="_Toc258447621"/><text:bookmark-start text:name="_Toc258360350"/>Structure de données ToServer.h<text:span text:style-name="Appel_20_note_20_de_20_bas_20_de_20_p."><text:span text:style-name="T4"><text:note text:id="ftn28" text:note-class="footnote"><text:note-citation>28</text:note-citation><text:note-body><text:p text:style-name="Footnote">Annexe 5, struct ToServer.h</text:p></text:note-body></text:note></text:span></text:span><text:bookmark-end text:name="_Toc258447621"/><text:bookmark-end text:name="_Toc258360350"/></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text:bookmark-start text:name="_Toc258447622"/><text:bookmark-start text:name="_Toc258360351"/>Difficultés rencontrées<text:bookmark-end text:name="_Toc258447622"/><text:bookmark-end text:name="_Toc258360351"/></text:h>
      <text:h text:style-name="Heading_20_5" text:outline-level="5"><text:bookmark-start text:name="_Toc258447623"/><text:bookmark-start text:name="_Toc258360352"/>Partage de variables entre les threads<text:span text:style-name="Appel_20_note_20_de_20_bas_20_de_20_p."><text:span text:style-name="T4"><text:note text:id="ftn29" text:note-class="footnote"><text:note-citation>29</text:note-citation><text:note-body><text:p text:style-name="Footnote">Problème rencontré lorsque un thread père partage un booléen avec ses fils (dans la classe Server, ThreadEcoute, ThreadEnvoi, et la classe Client et ThreadEcoute).</text:p></text:note-body></text:note></text:span></text:span><text:bookmark-end text:name="_Toc258447623"/><text:bookmark-end text:name="_Toc258360352"/></text:h>
      <text:p text:style-name="Text_20_body">Lorsque deux Threads peuvent partager une variable et que tous les deux peuvent accéder à une variable, il est nécessaire de spécifier au compilateur de ne pas effectuer d'optimisations. <text:soft-page-break/>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text:bookmark-start text:name="_Toc258447624"/><text:bookmark-start text:name="_Toc258360353"/>Utilisation d'une fréquence importante du CPU dans les Threads<text:span text:style-name="Appel_20_note_20_de_20_bas_20_de_20_p."><text:span text:style-name="T4"><text:note text:id="ftn30" text:note-class="footnote"><text:note-citation>30</text:note-citation><text:note-body><text:p text:style-name="Footnote">Rencontré dans tous les Threads, dans leur méthode Run() plus précisément.</text:p></text:note-body></text:note></text:span></text:span><text:bookmark-end text:name="_Toc258447624"/><text:bookmark-end text:name="_Toc258360353"/></text:h>
      <text:p text:style-name="Text_20_body">Lorsqu'un while( true ) {} avec des instructions simples dans la boucle est lancé, cela utilise beaucoup de CPU (200% <text:s/>selon la commande top de ubuntu). En effet, la méthode boucle plus de 25000 fois en moins d'une seconde<text:span text:style-name="Appel_20_note_20_de_20_bas_20_de_20_p."><text:note text:id="ftn31" text:note-class="footnote"><text:note-citation>31</text:note-citation><text:note-body><text:p text:style-name="Footnote">Test effectué sous Ubuntu 9.10 32 bits, CPU : intel core 2 duo T6400 @2.0ghz</text:p></text:note-body></text:note></text:span>.</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bookmark-start text:name="_Toc258447625"/><text:bookmark-start text:name="_Toc258360354"/>Arrêt de la méthode Run() d'un Thread d'écoute<text:span text:style-name="Appel_20_note_20_de_20_bas_20_de_20_p."><text:span text:style-name="T4"><text:note text:id="ftn32" text:note-class="footnote"><text:note-citation>32</text:note-citation><text:note-body><text:p text:style-name="Footnote">Problème rencontré lors de la fin d'une partie lorsque les ThreadEcoute client et serveur doivent se terminer (la méthode run doit arriver à sa fin)</text:p></text:note-body></text:note></text:span></text:span><text:bookmark-end text:name="_Toc258447625"/><text:bookmark-end text:name="_Toc258360354"/></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xml:id="list21547881" text:style-name="L1">
        <text:list-item>
          <text:p text:style-name="P31">Clonage d’un objet abstrait</text:p>
        </text:list-item>
      </text:list>
      <text:p text:style-name="Text_20_body">En C++, une classe abstraite est une classe qu’on ne peut pas instancier, c'est-à-dire que l’on ne peut pas créer 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_20_body">Dans le Bomberdose, la fonction permettant de remplir une case par un objet est MFill(ObjetFixe&amp; _objetFixe). Elle prend en paramètre une référence d’un ObjetFixe, qui est une classe abstraite. On ne pouvait donc pas faire m_pObjetFixe = _objetFixe car un <text:soft-page-break/>ObjetFixe est abstrait. Il a cloné _objetFixe pour pouvoir associer m_pObjetFixe à l’objet en paramètre. Pour une bombe par exemple, cela donne :</text:p>
      <text:p text:style-name="Text_20_body">ObjetFixe* Bombe::MClone() const{ return new Bombe(*this); }</text:p>
      <text:list xml:id="list22345898" text:continue-numbering="true" text:style-name="L1">
        <text:list-item>
          <text:p text:style-name="P30"><text:span text:style-name="Police_20_par_20_défaut"><text:span text:style-name="T5">Parcours d’</text:span></text:span><text:span text:style-name="Police_20_par_20_défaut"><text:span text:style-name="T5">une List</text:span></text:span><text:span text:style-name="Appel_20_note_20_de_20_bas_20_de_20_p."><text:span text:style-name="T5"><text:note text:id="ftn33" text:note-class="footnote"><text:note-citation>33</text:note-citation><text:note-body><text:p text:style-name="Footnote"><text:s/>Voir Glossaire</text:p></text:note-body></text:note></text:span></text:span><text:span text:style-name="Police_20_par_20_défaut"><text:span text:style-name="T5"> avec un iterato</text:span></text:span><text:span text:style-name="Police_20_par_20_défaut"><text:span text:style-name="T5">r</text:span></text:span><text:bookmark-start text:name="_Toc258447626"/><text:bookmark-start text:name="_Toc258360355"/><text:span text:style-name="Appel_20_note_20_de_20_bas_20_de_20_p."><text:span text:style-name="T5"><text:note text:id="ftn34" text:note-class="footnote"><text:note-citation>34</text:note-citation><text:note-body><text:p text:style-name="Footnote"><text:s/>Voir Glossaire</text:p></text:note-body></text:note></text:span></text:span></text:p>
        </text:list-item>
      </text:list>
      <text:p text:style-name="Text_20_body">Le parcours d’une List se fait à l’aide d’un iterator. Or, en C++, l’iterator pointe sur l’adresse d’une List, et dans le Bomberdose, chaque List contient des pointeurs d’objets. Nous nous retrouvons donc avec des pointeurs de pointeurs, cela prête très vite à confusion. De plus, il faut souvent détruire les objets se trouvant dans une List pour ne pas <text:s/>faire de Memory Leak<text:span text:style-name="Appel_20_note_20_de_20_bas_20_de_20_p."><text:note text:id="ftn35" text:note-class="footnote"><text:note-citation>35</text:note-citation><text:note-body><text:p text:style-name="Footnote"><text:s/>Memory Leak : Fuite de mémoire, allocation de mémoire sans la libérer </text:p></text:note-body></text:note></text:span>. Il faut donc détruire le contenu de l’iterator, qui est donc un pointeur vers un objet, et ensuite enlever l’objet de la List. Enlever un objet de la List signifie que l’iterator avec aussi être déplacé, et dans de nombreux tests, l’iterator allait sur des valeurs interdites (dépassement de la fin de la liste dans la plupart des cas). Le problème a été réglé en mettant une condition d’incrémentation de l’iterator.</text:p>
      <text:h text:style-name="P26" text:outline-level="4">Le produit final<text:bookmark-end text:name="_Toc258447626"/><text:bookmark-end text:name="_Toc258360355"/></text:h>
      <text:p text:style-name="Text_20_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de deuxième année veulent reprendre notre projet, ces malus ne seraient pas trop difficiles à implémenter.</text:p>
      <text:p text:style-name="Text_20_body">L’objectif que nous avons totalement abandonné est la gestion du son, par faute de temps, car nous avions d’autres parties plus importantes à faire fonctionner.</text:p>
      <text:p text:style-name="P10"/>
      <text:h text:style-name="Heading_20_1" text:outline-level="1"><text:bookmark-start text:name="_Toc258447627"/><text:bookmark-start text:name="_Toc258360356"/><text:soft-page-break/>Conclusion générale<text:bookmark-end text:name="_Toc258447627"/><text:bookmark-end text:name="_Toc258360356"/></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24" text:outline-level="1"><text:bookmark-start text:name="_Toc258447628"/><text:bookmark-start text:name="_Toc258360357"/>Bibliographie<text:bookmark-end text:name="_Toc258447628"/><text:bookmark-end text:name="_Toc258360357"/></text:h>
      <text:p text:style-name="Text_20_body">http://code.google.com/ L'endroit où est stocké notre projet</text:p>
      <text:p text:style-name="Text_20_body">http://cpp.developpez.com/ site proposant des cours et tutoriels avancés pour le c++</text:p>
      <text:p text:style-name="Text_20_body">http://sourceforge.net/ Site de référence de l'open source</text:p>
      <text:p text:style-name="Text_20_body">http://tortoisesvn.tigris.org/ tortoise SVN</text:p>
      <text:p text:style-name="Text_20_body">http://wikipedia.fr/index.php site d'encyclopédie libre</text:p>
      <text:p text:style-name="Text_20_body"><text:a xlink:type="simple" xlink:href="http://www.cplusplus.com/reference/stl/" office:target-frame-name="_top" xlink:show="replace">http://www.cplusplus.com/reference/stl/</text:a> Site de tutoriels sur le c++ et API sur les librairies standards</text:p>
      <text:p text:style-name="Text_20_body">http://www.sfml-dev.org/ Tutoriels et API de la sfml</text:p>
      <text:p text:style-name="Text_20_body">http://www.siteduzero.com/, site proposant des tutoriels, utilisé pour le c++</text:p>
      <text:p text:style-name="Text_20_body">http://www.tiobe.com/</text:p>
      <text:h text:style-name="P24" text:outline-level="1"><text:bookmark-start text:name="_Toc258447629"/><text:bookmark-start text:name="_Toc258360358"/>Glossaire<text:bookmark-end text:name="_Toc258447629"/><text:bookmark-end text:name="_Toc258360358"/></text:h>
      <text:p text:style-name="Text_20_body"/>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Bug : Problème, erreur d'un logiciel, qui ne réagit pas comme prévu à l'utilisation qui en est faite.</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Iterator : Element de C++ permettant de parcourir un objet de la STL, tel qu’un Vector ou une List.</text:p>
      <text:p text:style-name="Text_20_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 <text:soft-page-break/>n’importe où dans la List.</text:p>
      <text:p text:style-name="Text_20_body">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t accéder en même temps la même variable.</text:p>
      <text:p text:style-name="Text_20_body">MVC : Modèle Vue Contrôleur</text:p>
      <text:p text:style-name="Text_20_body">OpenSource : Logiciel dont on met à disposition le code source sous licence libr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text:p>
      <text:p text:style-name="Text_20_body">SFML : 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TL : Standard Template Library. Ensemble des classes templates de la librairie standard C++. Les classes templates, comme les tableaux, permettent de stocker des objets, mais chaque classe a un avantage par rapport aux autres.</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text:soft-page-break/>cependant il travaille en mode non connecté et est non fiable, il n'y a aucun contrôle de flux.</text:p>
      <text:p text:style-name="Text_20_body">UML : Ensemble de modèles et méthodes de conception de logiciels.</text:p>
      <text:p text:style-name="Text_20_body">Variable : Association d'un nom à une donnée ou valeur du type de la variable.</text:p>
      <text:p text:style-name="Text_20_body">Vector : Classe template de la STL. On attribut à chaque élément d’un Vector un indice, ce qui permet un accès rapide aux éléments dont on connaît l’indic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réalise les instructions qui sont dans la boucle.</text:p>
      <text:h text:style-name="P24" text:outline-level="1"><text:bookmark-start text:name="_Toc258447630"/><text:bookmark-start text:name="_Toc258360359"/>Annexes<text:bookmark-end text:name="_Toc258447630"/><text:bookmark-end text:name="_Toc258360359"/></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8" text:outline-level="6"><text:bookmark-start text:name="_Toc258447631"/><text:bookmark-start text:name="_Toc258360360"/>Annexe 1 : Licence New BSD<text:bookmark-end text:name="_Toc258447631"/><text:bookmark-end text:name="_Toc258360360"/></text:h>
      <text:p text:style-name="P7">Copyright (c) &lt;year&gt;, &lt;copyright holder&gt;</text:p>
      <text:p text:style-name="P7">All rights reserved.</text:p>
      <text:p text:style-name="P7"/>
      <text:p text:style-name="P8">Redistribution and use in source and binary forms, with or without modification, are permitted provided that the following conditions are met:</text:p>
      <text:list xml:id="list21544784" text:style-name="L2">
        <text:list-item>
          <text:p text:style-name="P23">Redistributions of source code must retain the above copyright notice, this list of conditions and the following disclaimer.</text:p>
        </text:list-item>
        <text:list-item>
          <text:p text:style-name="P23">Redistributions in binary form must reproduce the above copyright notice, this list of conditions and the following disclaimer in the documentation and/or other materials provided with the distribution.</text:p>
        </text:list-item>
        <text:list-item>
          <text:p text:style-name="P23">Neither the name of the &lt;organization&gt; nor the names of its contributors may be used to endorse or promote products derived from this software without specific prior written permission.</text:p>
        </text:list-item>
      </text:list>
      <text:p text:style-name="P7"/>
      <text:p text:style-name="P8">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8">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8">SOFTWARE, EVEN IF ADVISED OF THE POSSIBILITY OF SUCH DAMAGE.</text:p>
      <text:p text:style-name="P9"/>
      <text:p text:style-name="Text_20_body">Il était nécessaire de choisir une licence parmi une dizaine<text:span text:style-name="Appel_20_note_20_de_20_bas_20_de_20_p."><text:note text:id="ftn36" text:note-class="footnote"><text:note-citation>36</text:note-citation><text:note-body><text:p text:style-name="P2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span text:style-name="Appel_20_note_20_de_20_bas_20_de_20_p."><text:note text:id="ftn37" text:note-class="footnote"><text:note-citation>37</text:note-citation><text:note-body><text:p text:style-name="P20"><text:s/>A étudier avec un professeur de droit !</text:p></text:note-body></text:note></text:span>.</text:p>
      <text:p text:style-name="Text_20_body"/>
      <text:p text:style-name="P2"/>
      <text:h text:style-name="P29" text:outline-level="6"><text:bookmark-start text:name="_Toc258447632"/>Annexe 2 : Diagramme de classe Serveur/Moteur<text:bookmark-end text:name="_Toc258447632"/></text:h>
      <text:p text:style-name="Text_20_body"><draw:frame draw:style-name="fr1" draw:name="Image 4" text:anchor-type="as-char" svg:y="0cm" svg:width="16cm" style:rel-width="scale" svg:height="22.005cm" style:rel-height="scale" draw:z-index="0"><draw:image/><svg:desc>Diagrammedeclasses4.png</svg:desc></draw:frame></text:p>
      <text:h text:style-name="P29" text:outline-level="6"><text:bookmark-start text:name="_Toc258447633"/><text:bookmark-start text:name="_Toc258360361"/>Annexe 3 : Structure de données ToClient et surcharge d'opérateurs<text:bookmark-end text:name="_Toc258447633"/><text:bookmark-end text:name="_Toc258360361"/></text:h>
      <text:p text:style-name="P12">struct ToClient</text:p>
      <text:p text:style-name="P12">//Il s'agit des données transitant par UDP du serveur vers le client (d'où le nom de ToClient)</text:p>
      <text:p text:style-name="P12">{</text:p>
      <text:p text:style-name="P12"><text:s text:c="4"/>char* plateau;</text:p>
      <text:p text:style-name="P12"><text:s text:c="4"/>//Le plateau de jeu représenté par un tableau de char pour simplicité d'envoi</text:p>
      <text:p text:style-name="P12"><text:s text:c="4"/>bool j1;</text:p>
      <text:p text:style-name="P12"><text:s text:c="4"/>//L'état du joueur1 : true = vivant, false = mort</text:p>
      <text:p text:style-name="P12"><text:s text:c="4"/>unsigned int x1;</text:p>
      <text:p text:style-name="P12"><text:s text:c="4"/>//l'abscisse du joueur 1 (en pixel)</text:p>
      <text:p text:style-name="P12"><text:s text:c="4"/>unsigned int y1;</text:p>
      <text:p text:style-name="P12"><text:s text:c="4"/>//l'ordonnée du joueur 1 (en pixel)</text:p>
      <text:p text:style-name="P16"><text:span text:style-name="Police_20_par_20_défaut"><text:span text:style-name="T7"><text:s text:c="4"/></text:span></text:span><text:span text:style-name="Police_20_par_20_défaut"><text:span text:style-name="T8">bool j2;</text:span></text:span></text:p>
      <text:p text:style-name="P14"><text:s text:c="4"/>unsigned int x2;</text:p>
      <text:p text:style-name="P14"><text:s text:c="4"/>unsigned int y2;</text:p>
      <text:p text:style-name="P14"><text:s text:c="4"/>bool j3;</text:p>
      <text:p text:style-name="P14"><text:s text:c="4"/>unsigned int x3;</text:p>
      <text:p text:style-name="P14"><text:s text:c="4"/>unsigned int y3;</text:p>
      <text:p text:style-name="P14"><text:s text:c="4"/>bool j4;</text:p>
      <text:p text:style-name="P14"><text:s text:c="4"/>unsigned int x4;</text:p>
      <text:p text:style-name="P14"><text:s text:c="4"/>unsigned int y4;</text:p>
      <text:p text:style-name="P14">};</text:p>
      <text:p text:style-name="P14"/>
      <text:p text:style-name="P14">sf::Packet&amp; operator &gt;&gt;(sf::Packet&amp; Packet, ToClient&amp; T)</text:p>
      <text:p text:style-name="P12">//Surcharge d'opérateur &gt;&gt; pour extraire un ToClient d'un packet (du côté client, dans la classe ThreadEcoute plus précisément)</text:p>
      <text:p text:style-name="P12">{</text:p>
      <text:p text:style-name="P12"><text:s text:c="4"/>return Packet &gt;&gt; T.plateau &gt;&gt; T.j1 &gt;&gt; T.x1 &gt;&gt; T.y1&gt;&gt;T.j2 &gt;&gt; T.x2 &gt;&gt; T.y2 &gt;&gt; T.j3 &gt;&gt; T.x3 &gt;&gt; T.y3 &gt;&gt; T.j4 &gt;&gt; T.x4 &gt;&gt; T.y4;</text:p>
      <text:p text:style-name="P14">}</text:p>
      <text:p text:style-name="P14"/>
      <text:p text:style-name="P14"><text:soft-page-break/>sf::Packet&amp; operator &lt;&lt;(sf::Packet&amp; Packet, const ToClient&amp; T)</text:p>
      <text:p text:style-name="P12">//surcharge d'opérateur &lt;&lt; pour mettre un ToClient dans un packet (du côté serveur, dans la classe ThreadEnvoi plus précisément)</text:p>
      <text:p text:style-name="P12">{</text:p>
      <text:p text:style-name="P12"><text:s text:c="4"/>return Packet &lt;&lt;T.plateau &lt;&lt; T.j1 &lt;&lt; T.x1 &lt;&lt; T.y1 &lt;&lt; T.j2 &lt;&lt; T.x2 &lt;&lt; T.y2 &lt;&lt; T.j3 &lt;&lt; T.x3 &lt;&lt; T.y3 &lt;&lt; T.j4 &lt;&lt; T.x4 &lt;&lt; T.y4;</text:p>
      <text:p text:style-name="P12">}</text:p>
      <text:p text:style-name="P12"/>
      <text:p text:style-name="P12"/>
      <text:h text:style-name="P27" text:outline-level="6"><text:bookmark-start text:name="_Toc258447634"/><text:bookmark-start text:name="_Toc258360362"/>Annexe 4 : Structure de données ToServer et surcharge d'opérateurs<text:bookmark-end text:name="_Toc258447634"/><text:bookmark-end text:name="_Toc258360362"/></text:h>
      <text:p text:style-name="P11">struct ToServer</text:p>
      <text:p text:style-name="P11">//Il s'agit des données transitant par UDP des clients vers le serveur (d'où le nom de ToServer)</text:p>
      <text:p text:style-name="P11">{</text:p>
      <text:p text:style-name="P11"><text:s text:c="4"/>bool up;</text:p>
      <text:p text:style-name="P11"><text:s text:c="4"/>//indique que le joueur veut se déplacer vers le haut</text:p>
      <text:p text:style-name="P11"><text:s text:c="4"/>bool down;</text:p>
      <text:p text:style-name="P11"><text:s text:c="4"/>//indique que le joueur veut se déplacer vers le bas</text:p>
      <text:p text:style-name="P11"><text:s text:c="4"/>bool right;</text:p>
      <text:p text:style-name="P11"><text:s text:c="4"/>//indique que le joueur veut se déplacer vers la droite</text:p>
      <text:p text:style-name="P11"><text:s text:c="4"/>bool left;</text:p>
      <text:p text:style-name="P11"><text:s text:c="4"/>//indique que le joueur veut se déplacer vers la gauche</text:p>
      <text:p text:style-name="P11"><text:s text:c="4"/>bool bomb;</text:p>
      <text:p text:style-name="P11"><text:s text:c="4"/>//indique que le joueur veut poser une bombe</text:p>
      <text:p text:style-name="P13">};</text:p>
      <text:p text:style-name="P13"/>
      <text:p text:style-name="P13">sf::Packet&amp; operator &gt;&gt;(sf::Packet&amp; Packet, ToServer&amp; T)</text:p>
      <text:p text:style-name="P11">//surcharge d'opérateur &gt;&gt; pour extraire un ToServer d'un packet (du côté serveur, dans la classe ThreadEcoute plus précisément)</text:p>
      <text:p text:style-name="P13">{</text:p>
      <text:p text:style-name="P13"><text:s text:c="4"/>return Packet &gt;&gt;T.up &gt;&gt; T.down &gt;&gt; T.right&gt;&gt;T.left&gt;&gt;T.bomb;</text:p>
      <text:p text:style-name="P13"><text:soft-page-break/>}</text:p>
      <text:p text:style-name="P13"/>
      <text:p text:style-name="P13">sf::Packet&amp; operator &lt;&lt;(sf::Packet&amp; Packet, const ToServer&amp; T)</text:p>
      <text:p text:style-name="P11">//surcharge d'opérateur &lt;&lt; pour ajouter un ToServer dans un packet (du côté client, dans la classe Envoi plus précisément)</text:p>
      <text:p text:style-name="P13">{</text:p>
      <text:p text:style-name="P13"><text:s text:c="4"/>return Packet &lt;&lt;T.up &lt;&lt; T.down &lt;&lt; T.right&lt;&lt; T.left&lt;&lt; T.bomb;</text:p>
      <text:p text:style-name="P15"><text:span text:style-name="Police_20_par_20_défaut"><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End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text-align="center" style:justify-single-word="false" fo:hyphenation-ladder-count="no-limit">
        <style:tab-stops>
          <style:tab-stop style:position="15.983cm" style:type="right" style:leader-style="dotted" style:leader-text="."/>
        </style:tab-stops>
      </style:paragraph-properties>
      <style:text-properties style:font-name="Arial" fo:font-size="18pt" fo:font-weight="bold" style:font-size-asian="18pt" style:font-weight-asian="bold" style:font-name-complex="Arial" style:font-size-complex="18pt" fo:hyphenate="false" fo:hyphenation-remain-char-count="0" fo:hyphenation-push-char-count="0"/>
    </style:style>
    <style:style style:name="TM_20_2" style:display-name="TM 2" style:family="paragraph" style:parent-style-name="Normal" style:next-style-name="Normal" style:auto-update="true">
      <style:paragraph-properties fo:margin-left="0.42cm" fo:margin-right="0cm" fo:hyphenation-ladder-count="no-limit" fo:text-indent="0cm" style:auto-text-indent="false">
        <style:tab-stops>
          <style:tab-stop style:position="0.85cm"/>
          <style:tab-stop style:position="15.563cm" style:type="right" style:leader-style="dotted" style:leader-text="."/>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5cm" fo:margin-right="0cm" fo:hyphenation-ladder-count="no-limit" fo:text-indent="0cm" style:auto-text-indent="false">
        <style:tab-stops>
          <style:tab-stop style:position="0.843cm"/>
          <style:tab-stop style:position="15.132cm" style:type="right" style:leader-style="dotted" style:leader-text="."/>
        </style:tab-stops>
      </style:paragraph-properties>
      <style:text-properties fo:hyphenate="false" fo:hyphenation-remain-char-count="0" fo:hyphenation-push-char-count="0"/>
    </style:style>
    <style:style style:name="TM_20_5" style:display-name="TM 5" style:family="paragraph" style:parent-style-name="Normal" style:next-style-name="Normal" style:auto-update="true">
      <style:paragraph-properties fo:margin-left="1.69cm" fo:margin-right="0cm" fo:hyphenation-ladder-count="no-limit" fo:text-indent="0cm" style:auto-text-indent="false">
        <style:tab-stops>
          <style:tab-stop style:position="1.027cm"/>
          <style:tab-stop style:position="14.293cm" style:type="right" style:leader-style="dotted" style:leader-text="."/>
        </style:tab-stops>
      </style:paragraph-properties>
      <style:text-properties fo:hyphenate="fals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tab-stop style:position="0.847cm"/>
          <style:tab-stop style:position="14.713cm" style:type="right" style:leader-style="dotted" style:leader-text="."/>
        </style:tab-stops>
      </style:paragraph-properties>
      <style:text-properties fo:hyphenate="false" fo:hyphenation-remain-char-count="0" fo:hyphenation-push-char-count="0"/>
    </style:style>
    <style:style style:name="TM_20_6" style:display-name="TM 6" style:family="paragraph" style:parent-style-name="Normal" style:next-style-name="Normal" style:auto-update="true">
      <style:paragraph-properties fo:margin-left="2.12cm" fo:margin-right="0cm" fo:hyphenation-ladder-count="no-limit" fo:text-indent="0cm" style:auto-text-indent="false">
        <style:tab-stops>
          <style:tab-stop style:position="13.862cm" style:type="right" style:leader-style="dotted" style:leader-text="."/>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Endnote_20_anchor" style:display-name="Endnote anchor"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Endnote_20_anchor"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33</text:page-number>/<text:page-count>3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Oli </meta:initial-creator>
    <dc:creator>Quentin </dc:creator>
    <meta:creation-date>2010-03-30T19:14:00Z</meta:creation-date>
    <dc:date>2010-04-08T02:24:32.50</dc:date>
    <meta:editing-cycles>512</meta:editing-cycles>
    <meta:editing-duration>PT27H59M50S</meta:editing-duration>
    <meta:document-statistic meta:table-count="0" meta:image-count="1" meta:object-count="0" meta:page-count="33" meta:paragraph-count="392" meta:word-count="8687" meta:character-count="52539"/>
    <meta:template xlink:type="simple" xlink:actuate="onRequest" xlink:title="" xlink:href="Normal.dotm"/>
  </office:meta>
</office:document-meta>
</file>